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2" style:master-page-name="">
      <style:paragraph-properties style:page-number="auto" fo:break-before="page"/>
    </style:style>
    <style:style style:name="P84" style:family="paragraph" style:parent-style-name="Heading_20_3" style:master-page-name="">
      <style:paragraph-properties style:page-number="auto"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7.1.oxt&#13;Update file created : emph.update.xml&#13;&#13;07.11.2025 18:34:4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7.1.oxt&#13;Update file created : emph-A.update.xml&#13;&#13;07.11.2025 18:34: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5.3.oxt&#13;Update file created : emph-L.update.xml&#13;&#13;26.04.2021 18:08:2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135255723628053429"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575359709195092169" text:style-name="L2">
        <text:list-item>
          <text:p text:style-name="P44">Version 2.1.2 :</text:p>
        </text:list-item>
      </text:list>
      <text:list xml:id="list2158992819877103283" text:style-name="L3">
        <text:list-item>
          <text:list>
            <text:list-item>
              <text:p text:style-name="P45">Localized help : resolved non-functional hyperlink due to API incompatibility introduced by Apache OpenOffice 4.1 (and LibreOffice 4.0).</text:p>
            </text:list-item>
          </text:list>
        </text:list-item>
      </text:list>
      <text:list xml:id="list38601117" text:continue-list="list2575359709195092169" text:style-name="L2">
        <text:list-item>
          <text:p text:style-name="P44">Version 2.1.1 :</text:p>
        </text:list-item>
      </text:list>
      <text:list xml:id="list8331993634199324544"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8626412" text:continue-list="list38601117" text:style-name="L2">
        <text:list-item>
          <text:p text:style-name="P44">Version 2.1.0 :</text:p>
        </text:list-item>
      </text:list>
      <text:list xml:id="list7187380314421880037"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8621429" text:continue-list="list38626412" text:style-name="L2">
        <text:list-item>
          <text:p text:style-name="P44">Version 2.0.0 :</text:p>
        </text:list-item>
      </text:list>
      <text:list xml:id="list6548400593444028172"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8600681" text:continue-list="list38621429" text:style-name="L2">
        <text:list-item>
          <text:p text:style-name="P44">Version 1.5.3 :</text:p>
        </text:list-item>
      </text:list>
      <text:list xml:id="list1272797283979921258"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252799730986204440"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39116822087123080"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886058395386418372"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799023508996575869"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474002484306145839"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273928433806814838"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5632442350591310346"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05970959647983389"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407176484933154535"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978859465626701809" text:style-name="L17">
        <text:list-item>
          <text:p text:style-name="P59">Arg1 : <text:span text:style-name="InstructionMacro">String</text:span> : mandatory, type of control used for the button</text:p>
        </text:list-item>
      </text:list>
      <text:list xml:id="list6737226901109740245"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97584641749730380"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261632757627211855"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52083548117690704"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807669242537028960"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31047805986206440"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34211499639906441"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57105378636873078"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596952573438708313"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170066345992830402"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018816149057081482"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681568183517978787"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995430380141917269"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767070963078809505"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40515415585371226"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245914985747139289"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37015837292450339"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873035693282153889"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3518339554094516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07953882501613130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32477659014059516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615849"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54776944358558219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80595545296111417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93570457263065484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3</dc:date>
     <text:p>internal</text:p>
     <text:p>Page2</text:p>
     <text:p/>
    </office:annotation>Paragraph styles</text:p>
      <text:p text:style-name="P28"><office:annotation>
     <dc:creator>BM</dc:creator>
     <dc:date>2008-03-13T00:00:00.73</dc:date>
     <text:p>internal</text:p>
     <text:p>Page7</text:p>
     <text:p/>
    </office:annotation>Hyperlinks</text:p>
      <text:p text:style-name="hlp_5f_paragraph"><text:span text:style-name="T14"><office:annotation>
      <dc:creator>BM</dc:creator>
      <dc:date>2008-03-13T00:00:00.73</dc:date>
      <text:p>internal</text:p>
      <text:p>Page3</text:p>
      <text:p/>
     </office:annotation></text:span><text:span text:style-name="T14">Text formatting</text:span></text:p>
      <text:p text:style-name="P28"><office:annotation>
     <dc:creator>BM</dc:creator>
     <dc:date>2008-03-26T00:00:00.7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7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4</dc:date>
     <text:p>external</text:p>
     <text:p>text/swriter/main0210.xhp</text:p>
     <text:p/>
    </office:annotation><text:span text:style-name="T14">Preview topic</text:span> </text:p>
      <text:p text:style-name="hlp_5f_paragraph">This hyperlink displays <text:s/><office:annotation>
     <dc:creator>BM</dc:creator>
     <dc:date>2008-03-15T00:00:00.7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600837" text:continue-list="list3235183395540945169"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8608662" text:continue-list="list3861584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4</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74</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74</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8616567" text:continue-list="list38600837"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7.1") ' fill with your values
  setExtensionDescription("en, de")
  setDisplayName("en", "emph - Use character styles for text markup.")
  setDisplayName("de", "emph - Zeichenvorlagen zur Textauszeichnung anwenden.")
  setTooltip("en, de", "en") ' deprecated ! starting from 3.1,use instead setExtensionDescription

  setPublisherName("en", "Peter Triesberger", "https://github.com/peter88213")
  setLicense("en")

beginUpdateInformation("direct", "direct") 
  setUpdateSource("https://raw.githubusercontent.com/peter88213/emph/main/", "https://raw.githubusercontent.com/peter88213/emph/main/")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